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" svg:font-family="AmazonEmber, 'Helvetica Neue', Helvetica, Arial, sans-serif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35in"/>
    </style:style>
    <style:style style:name="Table1.B" style:family="table-column">
      <style:table-column-properties style:column-width="1.409in"/>
    </style:style>
    <style:style style:name="Table1.C" style:family="table-column">
      <style:table-column-properties style:column-width="0.8993in"/>
    </style:style>
    <style:style style:name="Table1.D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8b1c0"/>
    </style:style>
    <style:style style:name="P2" style:family="paragraph" style:parent-style-name="Standard">
      <style:text-properties officeooo:rsid="0018b1c0" officeooo:paragraph-rsid="0018b1c0"/>
    </style:style>
    <style:style style:name="P3" style:family="paragraph" style:parent-style-name="Standard">
      <style:text-properties officeooo:rsid="001b574d" officeooo:paragraph-rsid="001b574d"/>
    </style:style>
    <style:style style:name="P4" style:family="paragraph" style:parent-style-name="Standard">
      <style:text-properties officeooo:paragraph-rsid="001b574d"/>
    </style:style>
    <style:style style:name="P5" style:family="paragraph" style:parent-style-name="Standard">
      <style:text-properties officeooo:rsid="001c6c9a" officeooo:paragraph-rsid="001c6c9a"/>
    </style:style>
    <style:style style:name="P6" style:family="paragraph" style:parent-style-name="Standard">
      <style:text-properties officeooo:rsid="001ca870" officeooo:paragraph-rsid="001ca870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1c0" officeooo:paragraph-rsid="0018b1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1c0" officeooo:paragraph-rsid="0018b1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18b1c0" officeooo:paragraph-rsid="0018b1c0"/>
    </style:style>
    <style:style style:name="P11" style:family="paragraph" style:parent-style-name="Standard">
      <style:text-properties officeooo:rsid="001b574d" officeooo:paragraph-rsid="0018b1c0"/>
    </style:style>
    <style:style style:name="P12" style:family="paragraph" style:parent-style-name="Standard">
      <style:text-properties officeooo:rsid="001b574d" officeooo:paragraph-rsid="001b574d"/>
    </style:style>
    <style:style style:name="P13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1b574d" officeooo:paragraph-rsid="001b574d"/>
    </style:style>
    <style:style style:name="P14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1c6c9a" officeooo:paragraph-rsid="001c6c9a"/>
    </style:style>
    <style:style style:name="P15" style:family="paragraph" style:parent-style-name="Standard">
      <style:text-properties officeooo:paragraph-rsid="0018b1c0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68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6f89" officeooo:paragraph-rsid="00256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sans-serif" fo:font-size="10.5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b1c0"/>
    </style:style>
    <style:style style:name="T2" style:family="text">
      <style:text-properties officeooo:rsid="001a1e1c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font-size="10.5pt" fo:letter-spacing="normal" style:text-underline-style="solid" style:text-underline-width="auto" style:text-underline-color="font-color" officeooo:rsid="00256f89" fo:background-color="#ffffff" loext:char-shading-value="0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0b0080" style:font-name="sans-serif" fo:font-size="10.5pt" fo:letter-spacing="normal" style:text-underline-style="solid" style:text-underline-width="auto" style:text-underline-color="font-color" fo:background-color="#ffffff" loext:char-shading-value="0"/>
    </style:style>
    <style:style style:name="T7" style:family="text">
      <style:text-properties officeooo:rsid="001ca870"/>
    </style:style>
    <style:style style:name="T8" style:family="text">
      <style:text-properties officeooo:rsid="001d9033"/>
    </style:style>
    <style:style style:name="T9" style:family="text">
      <style:text-properties officeooo:rsid="001e68b3"/>
    </style:style>
    <style:style style:name="T10" style:family="text">
      <style:text-properties officeooo:rsid="002068a1"/>
    </style:style>
    <style:style style:name="T11" style:family="text">
      <style:text-properties officeooo:rsid="00256f89"/>
    </style:style>
    <style:style style:name="T12" style:family="text">
      <style:text-properties officeooo:rsid="002728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Chapter 1: Exercises for applications, services,</text:p>
      <text:p text:style-name="Standard"><text:tab/><text:tab/><text:tab/><text:tab/>classifications, and standards</text:p>
      <text:p text:style-name="P1"><text:tab/><text:tab/><text:tab/><text:tab/><text:tab/><text:tab/></text:p>
      <text:p text:style-name="P1"/>
      <text:p text:style-name="P1"/>
      <text:p text:style-name="P1"/>
      <text:p text:style-name="P1"><text:tab/><text:tab/><text:tab/><text:tab/><text:tab/>Prof. Kejie Lu</text:p>
      <text:p text:style-name="P1"/>
      <text:p text:style-name="P1">1. List three activities that you do every day in which computer networks are used.</text:p>
      <text:p text:style-name="P2"><text:tab/>1. Watch Videos</text:p>
      <text:p text:style-name="P2"><text:tab/>2. <text:span text:style-name="T2">Download files</text:span></text:p>
      <text:p text:style-name="P2"><text:tab/>3. <text:span text:style-name="T2">Connect to Social Networks</text:span></text:p>
      <text:p text:style-name="P1"/>
      <text:p text:style-name="P1"/>
      <text:p text:style-name="P1">2. Identify three networks that can provide Internet connectivity in our classroom.</text:p>
      <text:p text:style-name="P11"><text:tab/>1. LAN’s</text:p>
      <text:p text:style-name="P3"><text:tab/>2. MAN’s</text:p>
      <text:p text:style-name="P3"><text:tab/>3. WAN’s</text:p>
      <text:p text:style-name="P1"/>
      <text:p text:style-name="P1">3. Find three companies that offer cloud services, and describe the services provided by</text:p>
      <text:p text:style-name="P1">each of them.</text:p>
      <text:p text:style-name="P3"/>
      <text:p text:style-name="P3"><text:tab/>1. AWS – Amazon Web Services offers a broad set of global cloud-based products including <text:tab/>compute, storage, databases, analytics, networking, mobile, developer tools, management tools, <text:tab/>IoT, security and enterprise applications. These services help organizations move faster, lower <text:tab/>IT costs, and scale.</text:p>
      <text:p text:style-name="P4"/>
      <text:p text:style-name="P3"><text:tab/>2. Google Cloud Platform- <text:span text:style-name="T3">Google Cloud Platform provides infrastructure as a service, <text:tab/>platform as a service, and serverless computing environments.</text:span></text:p>
      <text:p text:style-name="P13"/>
      <text:p text:style-name="P13"/>
      <text:p text:style-name="P14"><text:tab/>3. Microsoft Azure -provides software as a service (SaaS), platform as a service (PaaS) <text:tab/>and infrastructure as a service (IaaS) </text:p>
      <text:p text:style-name="P4"/>
      <text:p text:style-name="P1">4. Find three peer-to-peer systems, and describe the services provided by each of them.</text:p>
      <text:p text:style-name="P1"/>
      <text:p text:style-name="P5"><text:tab/>1. Bitcoin (or any other technology that uses blockchain)</text:p>
      <text:p text:style-name="P5"><text:tab/>2. Tor Network</text:p>
      <text:p text:style-name="P5"><text:tab/>3. <text:span text:style-name="T7">BitTorent</text:span></text:p>
      <text:p text:style-name="P1"/>
      <text:p text:style-name="P1">5. Find three companies that offer CDN services, and describe the main services provided</text:p>
      <text:p text:style-name="P1">by each of them.</text:p>
      <text:p text:style-name="P1"/>
      <text:p text:style-name="P6"><text:tab/>1. Akamai Technologies – <text:span text:style-name="T8">peer to peer content delivery networks</text:span></text:p>
      <text:p text:style-name="P6"><text:tab/>2. Amazon CloudFront-<text:span text:style-name="T9">content delivery network</text:span></text:p>
      <text:p text:style-name="P6"><text:tab/>3. CloudFare- content-delivery-network services, DDoS mitigation, Internet security, and <text:tab/><text:tab/><text:tab/>distributed domain-name-server services</text:p>
      <text:p text:style-name="P1"/>
      <text:p text:style-name="P1">6. Survey the following wireless networking technology and find the standard, most com-</text:p>
      <text:p text:style-name="P1"><text:soft-page-break/>mon frequency spectrum, channel bandwidth, maximal data rate, and typical commu-</text:p>
      <text:p text:style-name="P1">nication range. Use a table to include all your findings.</text:p>
      <text:p text:style-name="P1"/>
      <text:p text:style-name="P1"><text:tab/><text:tab/><text:tab/><text:span text:style-name="T1">Survey of Some Standars for Wireless Network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header-rows>
          <table:table-row>
            <table:table-cell table:style-name="Table1.A1" office:value-type="string">
              <text:p text:style-name="P9">Network</text:p>
            </table:table-cell>
            <table:table-cell table:style-name="Table1.A1" office:value-type="string">
              <text:p text:style-name="P9">Standard</text:p>
            </table:table-cell>
            <table:table-cell table:style-name="Table1.A1" office:value-type="string">
              <text:p text:style-name="P9">Spectrum</text:p>
            </table:table-cell>
            <table:table-cell table:style-name="Table1.A1" office:value-type="string">
              <text:p text:style-name="P9">Bandwidth</text:p>
            </table:table-cell>
            <table:table-cell table:style-name="Table1.A1" office:value-type="string">
              <text:p text:style-name="P9">Max. Data Rate </text:p>
            </table:table-cell>
            <table:table-cell table:style-name="Table1.F1" office:value-type="string">
              <text:p text:style-name="P9">Range</text:p>
            </table:table-cell>
          </table:table-row>
        </table:table-header-rows>
        <table:table-row>
          <table:table-cell table:style-name="Table1.A2" office:value-type="string">
            <text:p text:style-name="P8">Zigbee</text:p>
          </table:table-cell>
          <table:table-cell table:style-name="Table1.A2" office:value-type="string">
            <text:p text:style-name="P7"><text:s/>IEEE 802.15</text:p>
          </table:table-cell>
          <table:table-cell table:style-name="Table1.A2" office:value-type="string">
            <text:p text:style-name="P7">2.4 GHz</text:p>
          </table:table-cell>
          <table:table-cell table:style-name="Table1.A2" office:value-type="string">
            <text:p text:style-name="P19">2 MHz</text:p>
          </table:table-cell>
          <table:table-cell table:style-name="Table1.A2" office:value-type="string">
            <text:p text:style-name="P7"><text:s/>250 kbits/sec</text:p>
          </table:table-cell>
          <table:table-cell table:style-name="Table1.F2" office:value-type="string">
            <text:p text:style-name="P17">10 to 100 <text:span text:style-name="T10">m</text:span></text:p>
          </table:table-cell>
        </table:table-row>
        <table:table-row>
          <table:table-cell table:style-name="Table1.A2" office:value-type="string">
            <text:p text:style-name="P8">NFC</text:p>
          </table:table-cell>
          <table:table-cell table:style-name="Table1.A2" office:value-type="string">
            <text:p text:style-name="P7">ISO/IEC 18000-3</text:p>
          </table:table-cell>
          <table:table-cell table:style-name="Table1.A2" office:value-type="string">
            <text:p text:style-name="P7">13.56MHz</text:p>
          </table:table-cell>
          <table:table-cell table:style-name="Table1.A2" office:value-type="string">
            <text:p text:style-name="P7">7 kHz</text:p>
          </table:table-cell>
          <table:table-cell table:style-name="Table1.A2" office:value-type="string">
            <text:p text:style-name="P7">424 kbit/s.</text:p>
          </table:table-cell>
          <table:table-cell table:style-name="Table1.F2" office:value-type="string">
            <text:p text:style-name="P7">10 cm or less</text:p>
          </table:table-cell>
        </table:table-row>
        <table:table-row>
          <table:table-cell table:style-name="Table1.A2" office:value-type="string">
            <text:p text:style-name="P8">Wi-Fi 5</text:p>
          </table:table-cell>
          <table:table-cell table:style-name="Table1.A2" office:value-type="string">
            <text:p text:style-name="P7"><text:span text:style-name="T4">IEEE </text:span><text:a xlink:type="simple" xlink:href="https://en.wikipedia.org/wiki/802.11" text:style-name="Internet_20_link" text:visited-style-name="Visited_20_Internet_20_Link"><text:span text:style-name="T6">802.11</text:span></text:a></text:p>
          </table:table-cell>
          <table:table-cell table:style-name="Table1.A2" office:value-type="string">
            <text:p text:style-name="P18">5 GHz</text:p>
          </table:table-cell>
          <table:table-cell table:style-name="Table1.A2" office:value-type="string">
            <text:p text:style-name="P7"><text:s/>160 MHz</text:p>
          </table:table-cell>
          <table:table-cell table:style-name="Table1.A2" office:value-type="string">
            <text:p text:style-name="P7">433 <text:span text:style-name="T11">Mbits/s</text:span></text:p>
          </table:table-cell>
          <table:table-cell table:style-name="Table1.F2" office:value-type="string">
            <text:p text:style-name="P7"><text:s/>10–15 ft</text:p>
          </table:table-cell>
        </table:table-row>
        <table:table-row>
          <table:table-cell table:style-name="Table1.A2" office:value-type="string">
            <text:p text:style-name="P8">WiGig</text:p>
          </table:table-cell>
          <table:table-cell table:style-name="Table1.A2" office:value-type="string">
            <text:p text:style-name="P7">IEEE 802.11ay </text:p>
          </table:table-cell>
          <table:table-cell table:style-name="Table1.A2" office:value-type="string">
            <text:p text:style-name="P7">60 GHz</text:p>
          </table:table-cell>
          <table:table-cell table:style-name="Table1.A2" office:value-type="string">
            <text:p text:style-name="P7">2.16 <text:span text:style-name="T12">GHz</text:span></text:p>
          </table:table-cell>
          <table:table-cell table:style-name="Table1.A2" office:value-type="string">
            <text:p text:style-name="P7">7 Gbit/s</text:p>
          </table:table-cell>
          <table:table-cell table:style-name="Table1.F2" office:value-type="string">
            <text:p text:style-name="P7">10 meters</text:p>
          </table:table-cell>
        </table:table-row>
      </table:table>
      <text:p text:style-name="P1"/>
      <text:p text:style-name="P1"/>
      <text:p text:style-name="P1">7. IETF is an organization that established a lot of standards for the Internet. In IETF</text:p>
      <text:p text:style-name="P1">website, find the RFC codes for the main version of the following standards.</text:p>
      <text:p text:style-name="P1"/>
      <text:p text:style-name="P1">(a) TCP (version 1981) - RFC 793</text:p>
      <text:p text:style-name="P1">(b) IP version 4 (version 1981) - RFC 791</text:p>
      <text:p text:style-name="P1">(c) FTP (version 1985) - RFC 959</text:p>
      <text:p text:style-name="P1">(d) MPLS (version 2001) -RFC 3031 </text:p>
      <text:p text:style-name="P1">(e) HTTP/1.1 (version 2014) - RFC 19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" svg:font-family="AmazonEmber, 'Helvetica Neue', Helvetica, Arial, sans-serif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0:43:43.678442981</meta:creation-date>
    <dc:date>2020-01-29T14:09:11.390721508</dc:date>
    <meta:editing-duration>PT16M42S</meta:editing-duration>
    <meta:editing-cycles>2</meta:editing-cycles>
    <meta:generator>LibreOffice/6.2.8.2$Linux_X86_64 LibreOffice_project/20$Build-2</meta:generator>
    <meta:document-statistic meta:table-count="1" meta:image-count="0" meta:object-count="0" meta:page-count="2" meta:paragraph-count="67" meta:word-count="388" meta:character-count="2445" meta:non-whitespace-character-count="2070"/>
  </office:meta>
</office:document-meta>
</file>